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3b8" officeooo:paragraph-rsid="0012a3b8"/>
    </style:style>
    <style:style style:name="P2" style:family="paragraph" style:parent-style-name="Standard">
      <style:text-properties officeooo:paragraph-rsid="0012a3b8"/>
    </style:style>
    <style:style style:name="P3" style:family="paragraph" style:parent-style-name="Standard">
      <style:text-properties officeooo:rsid="0014f0aa" officeooo:paragraph-rsid="0014f0aa"/>
    </style:style>
    <style:style style:name="P4" style:family="paragraph" style:parent-style-name="Standard">
      <style:text-properties officeooo:rsid="00157138" officeooo:paragraph-rsid="00157138"/>
    </style:style>
    <style:style style:name="P5" style:family="paragraph" style:parent-style-name="Standard">
      <style:text-properties officeooo:rsid="0015a0ab" officeooo:paragraph-rsid="0015a0ab"/>
    </style:style>
    <style:style style:name="T1" style:family="text">
      <style:text-properties officeooo:rsid="0012a3b8"/>
    </style:style>
    <style:style style:name="T2" style:family="text">
      <style:text-properties officeooo:rsid="00139968"/>
    </style:style>
    <style:style style:name="T3" style:family="text">
      <style:text-properties style:text-position="super 58%" officeooo:rsid="00139968"/>
    </style:style>
    <style:style style:name="T4" style:family="text">
      <style:text-properties style:text-position="0% 100%"/>
    </style:style>
    <style:style style:name="T5" style:family="text">
      <style:text-properties officeooo:rsid="00152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orrect</text:p>
      <text:p text:style-name="P1"/>
      <text:p text:style-name="P4">glms: give better explanation about AIC, and refer to stepwise regression (ref to function step, and exercise 3.4 of chapter 3</text:p>
      <text:p text:style-name="P1"/>
      <text:p text:style-name="P2"><text:span text:style-name="T1">testing independence in nx2 table: table with </text:span><text:span text:style-name="T2">motivating example</text:span><text:span text:style-name="T1"> wrong: </text:span><text:span text:style-name="T2">row of X=1, 1</text:span><text:span text:style-name="T3">st</text:span><text:span text:style-name="T2"> col, needs to have 0.8 and not 0.2</text:span></text:p>
      <text:p text:style-name="P1"/>
      <text:p text:style-name="P1">relative risk and odds ratio</text:p>
      <text:p text:style-name="P1"/>
      <text:p text:style-name="P1">example has covariate on rows, cases and controls on columns</text:p>
      <text:p text:style-name="P1">then definition has the transpose</text:p>
      <text:p text:style-name="P1">later on, we have the rows with controls and cases</text:p>
      <text:p text:style-name="P1"/>
      <text:p text:style-name="P5">data folder: added data needed for one exercise</text:p>
      <text:p text:style-name="P1"/>
      <text:p text:style-name="P3">survival chapter 5: l <text:span text:style-name="T5">321 example leuk stratified hazards – the graph uses 2 times the same model fi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08:31:45.256259191</meta:creation-date>
    <dc:date>2021-11-26T11:43:48.425419131</dc:date>
    <meta:editing-duration>PT21H59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02" meta:character-count="584" meta:non-whitespace-character-count="490"/>
  </office:meta>
</office:document-meta>
</file>